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3.667cm" style:use-optimal-column-width="false"/>
    </style:style>
    <style:style style:name="co2" style:family="table-column">
      <style:table-column-properties style:column-width="60.346cm" style:use-optimal-column-width="false"/>
    </style:style>
    <style:style style:name="co3" style:family="table-column">
      <style:table-column-properties style:column-width="61.859cm" style:use-optimal-column-width="false"/>
    </style:style>
    <style:style style:name="co4" style:family="table-column">
      <style:table-column-properties style:column-width="141.802cm" style:use-optimal-column-width="false"/>
    </style:style>
    <style:style style:name="co5" style:family="table-column">
      <style:table-column-properties style:column-width="128.537cm" style:use-optimal-column-width="false"/>
    </style:style>
    <style:style style:name="ro1" style:family="table-row">
      <style:table-row-properties style:row-height="17.203cm" style:use-optimal-row-height="false"/>
    </style:style>
    <style:style style:name="ce1" style:family="table-cell">
      <loext:graphic-properties draw:textarea-vertical-align="middle"/>
      <style:paragraph-properties fo:line-height="100%" fo:text-align="center"/>
      <style:text-properties style:font-name="Tahoma" fo:font-size="180pt" style:font-size-asian="180pt" style:font-size-complex="180pt"/>
    </style:style>
    <style:style style:name="ce2" style:family="table-cell">
      <loext:graphic-properties draw:textarea-vertical-align="middle" style:writing-mode="rl-tb"/>
      <style:paragraph-properties fo:line-height="100%" fo:text-align="center" style:text-autospace="none" style:writing-mode="rl-tb"/>
      <style:text-properties style:font-name="Alvi Nastaleeq" fo:font-size="180pt" fo:font-weight="bold" style:font-name-asian="Liberation Sans1" style:font-size-asian="180pt" style:font-weight-asian="bold" style:font-name-complex="Alvi Nastaleeq" style:font-size-complex="180pt" style:font-weight-complex="bold"/>
    </style:style>
    <style:style style:name="ce3" style:family="table-cell">
      <loext:graphic-properties draw:textarea-vertical-align="middle"/>
      <style:paragraph-properties fo:line-height="100%" fo:text-align="center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ce4" style:family="table-cell">
      <style:paragraph-properties fo:line-height="100%" fo:text-align="center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ce5" style:family="table-cell">
      <loext:graphic-properties draw:textarea-vertical-align="middle" style:writing-mode="rl-tb"/>
      <style:paragraph-properties fo:line-height="100%" fo:text-align="justify" style:text-autospace="none" style:writing-mode="rl-tb"/>
      <style:text-properties style:font-name="Alvi Nastaleeq" fo:font-size="180pt" style:font-name-asian="Liberation Sans1" style:font-size-asian="180pt" style:font-name-complex="Alvi Nastaleeq" style:font-size-complex="180pt"/>
    </style:style>
    <style:style style:name="ce6" style:family="table-cell">
      <loext:graphic-properties draw:textarea-vertical-align="middle" style:writing-mode="rl-tb"/>
      <style:paragraph-properties fo:line-height="100%" fo:text-align="center" style:text-autospace="none" style:writing-mode="rl-tb"/>
      <style:text-properties style:font-name="Tahoma" fo:font-size="180pt" style:font-name-asian="Liberation Sans1" style:font-size-asian="180pt" style:font-name-complex="Liberation Sans1" style:font-size-complex="180pt"/>
    </style:style>
    <style:style style:name="ce7" style:family="table-cell">
      <loext:graphic-properties draw:textarea-vertical-align="middle" style:writing-mode="rl-tb"/>
      <style:paragraph-properties fo:line-height="100%" fo:text-align="center" style:text-autospace="none" style:writing-mode="rl-tb"/>
      <style:text-properties style:font-name="Alvi Nastaleeq" fo:font-size="180pt" style:font-name-asian="Liberation Sans1" style:font-size-asian="180pt" style:font-name-complex="Alvi Nastaleeq" style:font-size-complex="180pt"/>
    </style:style>
    <style:style style:name="P1" style:family="paragraph">
      <style:paragraph-properties fo:line-height="100%" fo:text-align="center" style:text-autospace="none" style:writing-mode="rl-tb"/>
      <style:text-properties style:font-name="Alvi Nastaleeq" fo:font-size="180pt" fo:font-weight="bold" style:font-name-asian="Liberation Sans1" style:font-size-asian="180pt" style:font-weight-asian="bold" style:font-name-complex="Alvi Nastaleeq" style:font-size-complex="180pt" style:font-weight-complex="bold"/>
    </style:style>
    <style:style style:name="P2" style:family="paragraph">
      <style:paragraph-properties fo:line-height="100%" fo:text-align="center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P3" style:family="paragraph">
      <style:paragraph-properties fo:line-height="100%" fo:text-align="justify" style:text-autospace="none" style:writing-mode="rl-tb"/>
      <style:text-properties style:font-name="Alvi Nastaleeq" fo:font-size="180pt" style:font-name-asian="Liberation Sans1" style:font-size-asian="180pt" style:font-name-complex="Alvi Nastaleeq" style:font-size-complex="180pt"/>
    </style:style>
    <style:style style:name="P4" style:family="paragraph">
      <style:paragraph-properties fo:line-height="100%" fo:text-align="center" style:text-autospace="none" style:writing-mode="rl-tb"/>
      <style:text-properties style:font-name="Alvi Nastaleeq" fo:font-size="180pt" style:font-name-asian="Liberation Sans1" style:font-size-asian="180pt" style:font-name-complex="Alvi Nastaleeq" style:font-size-complex="180pt"/>
    </style:style>
    <style:style style:name="T1" style:family="text">
      <style:text-properties style:font-name="Alvi Nastaleeq" fo:font-size="180pt" fo:font-weight="bold" style:font-name-asian="Liberation Sans1" style:font-size-asian="180pt" style:font-weight-asian="bold" style:font-name-complex="Alvi Nastaleeq" style:font-size-complex="180pt" style:font-weight-complex="bold"/>
    </style:style>
    <style:style style:name="T2" style:family="text">
      <style:text-properties style:font-name="Tahoma" fo:font-size="180pt" style:font-name-asian="Liberation Sans1" style:font-size-asian="180pt" style:font-name-complex="Liberation Sans1" style:font-size-complex="180pt"/>
    </style:style>
    <style:style style:name="T3" style:family="text">
      <style:text-properties style:font-name="Alvi Nastaleeq" fo:font-size="180pt" style:font-name-asian="Liberation Sans1" style:font-size-asian="180pt" style:font-name-complex="Alvi Nastaleeq" style:font-size-complex="18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03.544cm" svg:height="86.014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5"/>
            <table:table-column table:style-name="co1"/>
            <table:table-row table:style-name="ro1" table:default-cell-style-name="ce3">
              <table:table-cell table:style-name="ce1"/>
              <table:table-cell table:style-name="ce2">
                <text:p text:style-name="P1"><text:span text:style-name="T1">کاٹو نہ میرا خشک گلا</text:span><text:span text:style-name="T1"><text:line-break/></text:span><text:span text:style-name="T1">میں حسین ہوں</text:span></text:p>
              </table:table-cell>
              <table:table-cell table:style-name="ce2">
                <text:p text:style-name="P1"><text:span text:style-name="T1">گونجی بوقتِ عصر صدا</text:span><text:span text:style-name="T1"><text:line-break/></text:span><text:span text:style-name="T1">میں حسین ہوں </text:span></text:p>
              </table:table-cell>
              <table:table-cell/>
              <table:table-cell table:number-columns-spanned="2">
                <text:p text:style-name="P2"><text:span text:style-name="T2">Goonji bawaqt e asr sada main Hussain hoon</text:span><text:span text:style-name="T2"><text:line-break/></text:span><text:span text:style-name="T2">Kaato na mera khushk gala main Hussain hoon</text:span></text:p>
              </table:table-cell>
              <table:covered-table-cell/>
              <table:table-cell table:style-name="ce4"/>
            </table:table-row>
            <table:table-row table:style-name="ro1" table:default-cell-style-name="ce3">
              <table:table-cell>
                <text:p text:style-name="P2"><text:span text:style-name="T2">2</text:span></text:p>
              </table:table-cell>
              <table:table-cell table:style-name="ce5">
                <text:p text:style-name="P3"><text:span text:style-name="T3"><text:s/>سوکھی ہوئی ہیں شمر میرے حلق کی رگیں</text:span><text:span text:style-name="T3"><text:line-break/></text:span><text:span text:style-name="T3">آہستہ تو چھری کو چلا میں حسین ہوں</text:span></text:p>
              </table:table-cell>
              <table:table-cell table:style-name="ce5">
                <text:p text:style-name="P3"><text:span text:style-name="T3">اماں کسی نے پانی کی اک بوند بھی نہ دی</text:span><text:span text:style-name="T3"><text:line-break/></text:span><text:span text:style-name="T3">میں بار بار کہتا رہا میں حسین ہوں 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Amma kisi ne pani ki ek boondh bhi na di</text:span><text:span text:style-name="T2"><text:line-break/></text:span><text:span text:style-name="T2">Main baar baar kehta raha main Hussain hoon</text:span></text:p>
              </table:table-cell>
              <table:table-cell>
                <text:p text:style-name="P2"><text:span text:style-name="T2">Sookhi hui shimr mere halq ki ragein</text:span><text:span text:style-name="T2"><text:line-break/></text:span><text:span text:style-name="T2">Aahista tu churi ko chala main Hussain hoon</text:span></text:p>
              </table:table-cell>
              <table:table-cell table:style-name="ce4">
                <text:p text:style-name="P2"><text:span text:style-name="T2">2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2">4</text:span></text:p>
              </table:table-cell>
              <table:table-cell table:style-name="ce5">
                <text:p text:style-name="P3"><text:span text:style-name="T3">دربار میں لعین کے کہرام مچ گیا</text:span><text:span text:style-name="T3"><text:line-break/></text:span><text:span text:style-name="T3">مختار سے جو سرنے کہا میں حسین ہوں</text:span></text:p>
              </table:table-cell>
              <table:table-cell table:style-name="ce5">
                <text:p text:style-name="P3"><text:span text:style-name="T3">شیریں کے گھر پہ پہنچا جب رانڈوں کا قافلہ</text:span><text:span text:style-name="T3"><text:line-break/></text:span><text:span text:style-name="T3">نیزے سے ایک سر نے کہا میں حسین ہوں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Sheeren ke ghar pe pahuncha jab raando ka qafila</text:span><text:span text:style-name="T2"><text:line-break/></text:span><text:span text:style-name="T2">Naize se ek sar ne kaha main Hussain hoon </text:span></text:p>
              </table:table-cell>
              <table:table-cell>
                <text:p text:style-name="P2"><text:span text:style-name="T2">Darbaar may laeen ke kohraam mach gaya</text:span><text:span text:style-name="T2"><text:line-break/></text:span><text:span text:style-name="T2">Mukhtar se jo sar ne kaha main Hussain hoon</text:span></text:p>
              </table:table-cell>
              <table:table-cell table:style-name="ce4">
                <text:p text:style-name="P2"><text:span text:style-name="T2">4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2">6</text:span></text:p>
              </table:table-cell>
              <table:table-cell table:style-name="ce5">
                <text:p text:style-name="P3"><text:span text:style-name="T3">اے شامیوں کفن نہ دیا مجھ کو غم نہیں</text:span><text:span text:style-name="T3"><text:line-break/></text:span><text:span text:style-name="T3">دے دو میری بہن کو ردا میں حسین ہوں</text:span></text:p>
              </table:table-cell>
              <table:table-cell table:style-name="ce5">
                <text:p text:style-name="P3"><text:span text:style-name="T3">زانو پہ رکھ کے سر کو کہا اک ضعیف نے</text:span><text:span text:style-name="T3"><text:line-break/></text:span><text:span text:style-name="T3">اکبر کہاں ہے درد بتا میں حسین ہوں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Zaanu pe rakh ke sar ko kaha ek zaeef ne</text:span><text:span text:style-name="T2"><text:line-break/></text:span><text:span text:style-name="T2">Akbar kahan hai dard bata main Hussain hoon </text:span></text:p>
              </table:table-cell>
              <table:table-cell>
                <text:p text:style-name="P2"><text:span text:style-name="T2">Ay shamiyo kafan na diya mujhko gham nahi</text:span><text:span text:style-name="T2"><text:line-break/></text:span><text:span text:style-name="T2">Dedo meri behan ko rida main Hussain hoon</text:span></text:p>
              </table:table-cell>
              <table:table-cell table:style-name="ce4">
                <text:p text:style-name="P2"><text:span text:style-name="T2">6</text:span></text:p>
              </table:table-cell>
            </table:table-row>
            <table:table-row table:style-name="ro1" table:default-cell-style-name="ce3">
              <table:table-cell table:style-name="ce6"/>
              <table:table-cell table:style-name="ce7" table:number-columns-spanned="2">
                <text:p text:style-name="P4"><text:span text:style-name="T3">محسوس ہو رہا ہے کے مقتل سے آج بھی</text:span><text:span text:style-name="T3"><text:line-break/></text:span><text:span text:style-name="T3">آواز آرہی ہے رضا میں حسین ہوں</text:span></text:p>
              </table:table-cell>
              <table:covered-table-cell table:style-name="ce7"/>
              <table:table-cell>
                <text:p text:style-name="P2"><text:span text:style-name="T2">7</text:span></text:p>
              </table:table-cell>
              <table:table-cell table:number-columns-spanned="2">
                <text:p text:style-name="P2"><text:span text:style-name="T2">Mehsoos ho raha hai ke maqtal se aaj bhi</text:span><text:span text:style-name="T2"><text:line-break/></text:span><text:span text:style-name="T2">Awaaz aa rahi hai Raza main Hussain hoon</text:span></text:p>
              </table:table-cell>
              <table:covered-table-cell/>
              <table:table-cell table:style-name="ce4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403.54cm" fo:page-height="86.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8T23:06:00.273473600</dc:date>
    <meta:editing-duration>PT35M49S</meta:editing-duration>
    <meta:editing-cycles>14</meta:editing-cycles>
    <meta:generator>LibreOffice/25.2.4.3$Windows_X86_64 LibreOffice_project/33e196637044ead23f5c3226cde09b47731f7e27</meta:generator>
    <meta:document-statistic meta:object-count="1"/>
  </office:meta>
</office:document-meta>
</file>